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54in"/>
    </style:style>
    <style:style style:name="co2" style:family="table-column">
      <style:table-column-properties fo:break-before="auto" style:column-width="3.0772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arch Term</text:p>
          </table:table-cell>
          <table:table-cell table:style-name="ce2" office:value-type="string" calcext:value-type="string">
            <text:p>Paper title</text:p>
          </table:table-cell>
          <table:table-cell table:style-name="ce1" office:value-type="string" calcext:value-type="string">
            <text:p>Database</text:p>
          </table:table-cell>
          <table:table-cell table:style-name="ce2" office:value-type="string" calcext:value-type="string">
            <text:p><text:s/>DOI link</text:p>
          </table:table-cell>
        </table:table-row>
        <table:table-row table:style-name="ro2">
          <table:table-cell office:value-type="string" calcext:value-type="string">
            <text:p>AI for attention span analysis on social media</text:p>
          </table:table-cell>
          <table:table-cell office:value-type="string" calcext:value-type="string">
            <text:p>Decrease In Attention Span Due To Short-Format</text:p>
            <text:p>Content on Social Media</text:p>
          </table:table-cell>
          <table:table-cell office:value-type="string" calcext:value-type="string">
            <text:p>Google Scholar</text:p>
            <text:p/>
          </table:table-cell>
          <table:table-cell office:value-type="string" calcext:value-type="string">
            <text:p><text:a xlink:href="http://mahratta.org/CurrIssue/November_2024/1.%20Decrease%20in%20attention%20span%20due%20to%20short%20format%20content%20on%20Social%20Media%20_Marathe_Kanage.pdf" xlink:type="simple">http://mahratta.org/CurrIssue/November_2024/1.%20Decrease%20in%20attention%20span%20due%20to%20short%20format%20content%20on%20Social%20Media%20_Marathe_Kanage.pdf</text:a></text:p>
          </table:table-cell>
        </table:table-row>
        <table:table-row table:style-name="ro1">
          <table:table-cell office:value-type="string" calcext:value-type="string">
            <text:p>AI for attention span analysis on social media</text:p>
          </table:table-cell>
          <table:table-cell office:value-type="string" calcext:value-type="string">
            <text:p>The impact of digital technology, social media, and artificial intelligence on cognitive functions: a review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89/fcogn.2023.1203077" xlink:type="simple">https://doi.org/10.3389/fcogn.2023.1203077</text:a></text:p>
          </table:table-cell>
        </table:table-row>
        <table:table-row table:style-name="ro1">
          <table:table-cell office:value-type="string" calcext:value-type="string">
            <text:p>AI for attention span analysis on social media</text:p>
          </table:table-cell>
          <table:table-cell office:value-type="string" calcext:value-type="string">
            <text:p>Attention Span and Tech Autonomy as Moral Goods and Societal Necessitie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s44206-023-00053-3" xlink:type="simple">https://doi.org/10.1007/s44206-023-00053-3</text:a></text:p>
          </table:table-cell>
        </table:table-row>
        <table:table-row table:style-name="ro1">
          <table:table-cell office:value-type="string" calcext:value-type="string">
            <text:p>AI for attention span analysis on social media</text:p>
          </table:table-cell>
          <table:table-cell office:value-type="string" calcext:value-type="string">
            <text:p>Attention Span Prediction Using Head-Pose Estimation With Deep Neural Network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109/ACCESS.2021.3120098" xlink:type="simple">http://doi.org/10.1109/ACCESS.2021.3120098</text:a></text:p>
          </table:table-cell>
        </table:table-row>
        <table:table-row table:style-name="ro2">
          <table:table-cell office:value-type="string" calcext:value-type="string">
            <text:p>AI for attention span analysis on social media</text:p>
          </table:table-cell>
          <table:table-cell office:value-type="string" calcext:value-type="string">
            <text:p>Impact of Short Reels on Attention Span and Academic Performance of Undergraduate Students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eric.ed.gov/?id=EJ1454296" xlink:type="simple">https://eric.ed.gov/?id=EJ1454296</text:a></text:p>
          </table:table-cell>
        </table:table-row>
        <table:table-row table:style-name="ro1">
          <table:table-cell office:value-type="string" calcext:value-type="string">
            <text:p>AI for attention span analysis on social media</text:p>
          </table:table-cell>
          <table:table-cell office:value-type="string" calcext:value-type="string">
            <text:p>AI for Analyzing Mental Health Disorders Among Social Media Users: Quarter-Century Narrative Review of Progress and Challenges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2196/59225" xlink:type="simple">https://doi.org/10.2196/59225</text:a></text:p>
          </table:table-cell>
        </table:table-row>
        <table:table-row table:style-name="ro2">
          <table:table-cell office:value-type="string" calcext:value-type="string">
            <text:p>AI attention detection in app usage</text:p>
          </table:table-cell>
          <table:table-cell office:value-type="string" calcext:value-type="string">
            <text:p>Early Detection of Preschool Children with ADHD and the Role of Mobile Apps and AI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47577/tssj.v30i1.6266" xlink:type="simple">https://doi.org/10.47577/tssj.v30i1.6266</text:a></text:p>
          </table:table-cell>
        </table:table-row>
        <table:table-row table:style-name="ro3">
          <table:table-cell office:value-type="string" calcext:value-type="string">
            <text:p>AI attention detection in app usage</text:p>
          </table:table-cell>
          <table:table-cell office:value-type="string" calcext:value-type="string">
            <text:p>Artificial intelligence tool for attention detection to be used in Neuromarketing</text:p>
            <text:p/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webthesis.biblio.polito.it/id/eprint/29009" xlink:type="simple">http://webthesis.biblio.polito.it/id/eprint/29009</text:a></text:p>
          </table:table-cell>
        </table:table-row>
        <table:table-row table:style-name="ro1">
          <table:table-cell office:value-type="string" calcext:value-type="string">
            <text:p>AI attention detection in app usage</text:p>
          </table:table-cell>
          <table:table-cell office:value-type="string" calcext:value-type="string">
            <text:p>Utilizing artificial intelligence-based eye tracking technology for screening ADHD symptoms in children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89/fpsyt.2023.1260031" xlink:type="simple">https://doi.org/10.3389/fpsyt.2023.1260031</text:a></text:p>
          </table:table-cell>
        </table:table-row>
        <table:table-row table:style-name="ro1">
          <table:table-cell office:value-type="string" calcext:value-type="string">
            <text:p>AI attention detection in app usage</text:p>
          </table:table-cell>
          <table:table-cell office:value-type="string" calcext:value-type="string">
            <text:p>Early Detection of Attention Deficiency Using ML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5281/zenodo.8019323" xlink:type="simple">http://doi.org/10.5281/zenodo.8019323</text:a></text:p>
          </table:table-cell>
        </table:table-row>
        <table:table-row table:style-name="ro2">
          <table:table-cell office:value-type="string" calcext:value-type="string">
            <text:p>AI attention detection in app usage</text:p>
          </table:table-cell>
          <table:table-cell office:value-type="string" calcext:value-type="string">
            <text:p>Recent Advances of Artificial Intelligence Tools in Attention-Deficit Hyperactivity Disorder (ADHD)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2174/2211556011666220607112528" xlink:type="simple">https://doi.org/10.2174/2211556011666220607112528</text:a></text:p>
          </table:table-cell>
        </table:table-row>
        <table:table-row table:style-name="ro1">
          <table:table-cell office:value-type="string" calcext:value-type="string">
            <text:p>AI attention detection in app usage</text:p>
          </table:table-cell>
          <table:table-cell office:value-type="string" calcext:value-type="string">
            <text:p>Student’s Attention and Alertness Monitoring System using AI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109/MITADTSoCiCon60330.2024.10575441" xlink:type="simple">http://doi.org/10.1109/MITADTSoCiCon60330.2024.10575441</text:a></text:p>
          </table:table-cell>
        </table:table-row>
        <table:table-row table:style-name="ro1">
          <table:table-cell office:value-type="string" calcext:value-type="string">
            <text:p>AI attention detection in app usage</text:p>
          </table:table-cell>
          <table:table-cell office:value-type="string" calcext:value-type="string">
            <text:p>Artificial intelligence-assisted smartphone-based sensing for bioanalytical applications: A review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16/j.bios.2023.115233" xlink:type="simple">https://doi.org/10.1016/j.bios.2023.115233</text:a></text:p>
          </table:table-cell>
        </table:table-row>
        <table:table-row table:style-name="ro1">
          <table:table-cell office:value-type="string" calcext:value-type="string">
            <text:p>AI attention detection in app usage</text:p>
          </table:table-cell>
          <table:table-cell office:value-type="string" calcext:value-type="string">
            <text:p>The impact of artificial intelligence on managerial attention allocation for discontinuous change: a conceptual framework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span text:style-name="T1"><text:a xlink:href="https://doi.org/10.1007/s11301-024-00409-0" xlink:type="simple">https://doi.org/10.1007/s11301-024-00409-0</text:a></text:span></text:p>
          </table:table-cell>
        </table:table-row>
        <table:table-row table:style-name="ro1">
          <table:table-cell office:value-type="string" calcext:value-type="string">
            <text:p>AI + attention + focus + assessment + digital</text:p>
          </table:table-cell>
          <table:table-cell office:value-type="string" calcext:value-type="string">
            <text:p>Prospective applications of artificial intelligence (AI) to enhance consistent attention in first-year undergraduate students in the education sector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49/icp.2024.4414" xlink:type="simple">https://doi.org/10.1049/icp.2024.4414</text:a></text:p>
          </table:table-cell>
        </table:table-row>
        <table:table-row table:style-name="ro1">
          <table:table-cell office:value-type="string" calcext:value-type="string">
            <text:p>AI + attention + focus + assessment + digital</text:p>
          </table:table-cell>
          <table:table-cell office:value-type="string" calcext:value-type="string">
            <text:p>The use of artificial intelligence during the educational process for students with attention deficit and hyperactivity disorder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span text:style-name="T1"><text:a xlink:href="http://doi.org/10.30574/wjbphs.2023.16.2.0459" xlink:type="simple">http://doi.org/10.30574/wjbphs.2023.16.2.0459</text:a></text:span></text:p>
          </table:table-cell>
        </table:table-row>
        <table:table-row table:style-name="ro2">
          <table:table-cell office:value-type="string" calcext:value-type="string">
            <text:p>AI + attention + focus + assessment + digital</text:p>
          </table:table-cell>
          <table:table-cell office:value-type="string" calcext:value-type="string">
            <text:p>The Digital Attention Heuristics: Supporting the User’s Attention by Design</text:p>
            <text:p/>
          </table:table-cell>
          <table:table-cell office:value-type="string" calcext:value-type="string">
            <text:p>ACM Digital Library</text:p>
            <text:p/>
          </table:table-cell>
          <table:table-cell office:value-type="string" calcext:value-type="string">
            <text:p><text:a xlink:href="https://doi.org/10.1145/3725215" xlink:type="simple">https://doi.org/10.1145/3725215</text:a></text:p>
          </table:table-cell>
        </table:table-row>
        <table:table-row table:style-name="ro1">
          <table:table-cell office:value-type="string" calcext:value-type="string">
            <text:p>Machine learning for smartphone distraction detection</text:p>
          </table:table-cell>
          <table:table-cell office:value-type="string" calcext:value-type="string">
            <text:p>Detection of Driver Cognitive Distraction Using Machine Learning Method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109/ACCESS.2023.3245122" xlink:type="simple">http://doi.org/10.1109/ACCESS.2023.3245122</text:a></text:p>
          </table:table-cell>
        </table:table-row>
        <table:table-row table:style-name="ro1">
          <table:table-cell office:value-type="string" calcext:value-type="string">
            <text:p>Machine learning for smartphone distraction detection</text:p>
          </table:table-cell>
          <table:table-cell office:value-type="string" calcext:value-type="string">
            <text:p>Detecting and recognizing driver distraction through various data modality using machine learning: A review, recent advances, simplified framework and open challenges (2014–2021)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16/j.engappai.2022.105309" xlink:type="simple">https://doi.org/10.1016/j.engappai.2022.105309</text:a></text:p>
          </table:table-cell>
        </table:table-row>
        <table:table-row table:style-name="ro2">
          <table:table-cell office:value-type="string" calcext:value-type="string">
            <text:p>Machine learning for smartphone distraction detection</text:p>
          </table:table-cell>
          <table:table-cell office:value-type="string" calcext:value-type="string">
            <text:p>Application of Machine Learning Techniques to Predict the Occurrence of Distraction-affected Crashes with Phone-Use Data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177/03611981211045371" xlink:type="simple">https://doi.org/10.1177/03611981211045371</text:a></text:p>
          </table:table-cell>
        </table:table-row>
        <table:table-row table:style-name="ro2">
          <table:table-cell office:value-type="string" calcext:value-type="string">
            <text:p>Machine learning for smartphone distraction detection</text:p>
          </table:table-cell>
          <table:table-cell office:value-type="string" calcext:value-type="string">
            <text:p>A Deep Learning Approach to Driver Distraction Detection of Using Mobile Phone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109/VPPC46532.2019.8952455" xlink:type="simple">http://doi.org/10.1109/VPPC46532.2019.8952455</text:a></text:p>
            <text:p/>
          </table:table-cell>
        </table:table-row>
        <table:table-row table:style-name="ro1">
          <table:table-cell office:value-type="string" calcext:value-type="string">
            <text:p>Machine learning for smartphone distraction detection</text:p>
          </table:table-cell>
          <table:table-cell office:value-type="string" calcext:value-type="string">
            <text:p>Driver distraction detection using machine learning technique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16/j.matpr.2022.02.108" xlink:type="simple">https://doi.org/10.1016/j.matpr.2022.02.108</text:a></text:p>
          </table:table-cell>
        </table:table-row>
        <table:table-row table:style-name="ro2">
          <table:table-cell office:value-type="string" calcext:value-type="string">
            <text:p>Machine learning for smartphone distraction detection</text:p>
          </table:table-cell>
          <table:table-cell office:value-type="string" calcext:value-type="string">
            <text:p>Darnet: a deep learning solution for distracted driving detection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145/3154448.3154452" xlink:type="simple">https://doi.org/10.1145/3154448.3154452</text:a></text:p>
          </table:table-cell>
        </table:table-row>
        <table:table-row table:style-name="ro1">
          <table:table-cell office:value-type="string" calcext:value-type="string">
            <text:p>Machine learning for smartphone distraction detection</text:p>
          </table:table-cell>
          <table:table-cell office:value-type="string" calcext:value-type="string">
            <text:p>Neural Networks for the Detection of Distractions in Driver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COMRob60035.2023.10349775" xlink:type="simple">http://doi.org/10.1109/COMRob60035.2023.1034977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41:36.131220105</meta:creation-date>
    <meta:generator>LibreOffice/7.3.7.2$Linux_X86_64 LibreOffice_project/30$Build-2</meta:generator>
    <dc:date>2025-04-08T07:33:11.453869858</dc:date>
    <meta:editing-duration>PT8M21S</meta:editing-duration>
    <meta:editing-cycles>1</meta:editing-cycles>
    <meta:document-statistic meta:table-count="1" meta:cell-count="100" meta:object-count="0"/>
  </office:meta>
</office:document-meta>
</file>